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7346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346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7346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2346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7346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2346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7346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2346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7346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234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ction 4: Determining the thermal sink capacity of a solid aggregate material</text:p>
      <text:p text:style-name="Standard"/>
      <text:list text:style-name="L2">
        <text:list-item>
          <text:p text:style-name="P1">Composite plots of experimental aggregate trials</text:p>
          <text:list>
            <text:list-item>
              <text:p text:style-name="P1">Single trial, define cumulative thermal sink plot</text:p>
            </text:list-item>
            <text:list-item>
              <text:p text:style-name="P1">Single aggreate family plot of cumulative</text:p>
            </text:list-item>
            <text:list-item>
              <text:p text:style-name="P1">Aggregate family for single flow rate</text:p>
            </text:list-item>
            <text:list-item>
              <text:p text:style-name="P1">Cobble size vs thermal sink</text:p>
            </text:list-item>
          </text:list>
        </text:list-item>
        <text:list-item>
          <text:p text:style-name="P1">Theory section – Description, technical aspects</text:p>
        </text:list-item>
        <text:list-item>
          <text:p text:style-name="P1">If plots work, statistics regarding plot fit, etc</text:p>
        </text:list-item>
      </text:list>
      <text:p text:style-name="Standard"/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immyk</meta:initial-creator>
    <meta:creation-date>2008-10-01T06:21:37</meta:creation-date>
    <dc:creator>jimmyk</dc:creator>
    <dc:date>2008-10-01T06:28:35</dc:date>
    <meta:editing-cycles>1</meta:editing-cycles>
    <meta:editing-duration>PT6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55" meta:character-count="378"/>
  </office:meta>
</office:document-meta>
</file>